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7.8925</text:p>
          </table:table-cell>
          <table:table-cell table:number-columns-repeated="2"/>
          <table:table-cell office:value-type="string" calcext:value-type="string">
            <text:p>3791.57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/>
          <table:table-cell table:style-name="Default" office:value-type="string" calcext:value-type="string">
            <text:p>65.3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/>
          <table:table-cell office:value-type="string" calcext:value-type="string">
            <text:p>868.88-39.4=829.4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19:11:33.3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3T19:17:22.773000000</dc:date>
    <meta:editing-duration>P5DT22H8M17S</meta:editing-duration>
    <meta:editing-cycles>2343</meta:editing-cycles>
    <meta:document-statistic meta:table-count="5" meta:cell-count="12919" meta:object-count="0"/>
  </office:meta>
</office:document-meta>
</file>